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4">
      <style:paragraph-properties fo:margin-left="0in" fo:margin-right="0in" fo:line-height="115%" fo:text-indent="0in" style:auto-text-indent="false"/>
    </style:style>
    <style:style style:name="P2" style:family="paragraph" style:parent-style-name="Heading_20_4">
      <style:paragraph-properties fo:margin-left="0in" fo:margin-right="0in" fo:line-height="115%" fo:text-indent="0in" style:auto-text-indent="false"/>
      <style:text-properties officeooo:paragraph-rsid="000345ab"/>
    </style:style>
    <style:style style:name="P3" style:family="paragraph" style:parent-style-name="Standard">
      <style:paragraph-properties fo:margin-left="0in" fo:margin-right="0in" fo:line-height="115%" fo:text-indent="0in" style:auto-text-indent="false"/>
      <style:text-properties officeooo:rsid="000345ab" officeooo:paragraph-rsid="000345ab"/>
    </style:style>
    <style:style style:name="P4" style:family="paragraph" style:parent-style-name="Text_20_body" style:list-style-name="L6">
      <style:paragraph-properties fo:line-height="115%"/>
    </style:style>
    <style:style style:name="P5" style:family="paragraph" style:parent-style-name="Text_20_body" style:list-style-name="L6">
      <style:paragraph-properties fo:margin-top="0in" fo:margin-bottom="0in" loext:contextual-spacing="false" fo:line-height="115%"/>
    </style:style>
    <style:style style:name="P6" style:family="paragraph" style:parent-style-name="Text_20_body" style:list-style-name="L6">
      <style:paragraph-properties fo:margin-top="0in" fo:margin-bottom="0in" loext:contextual-spacing="false" fo:line-height="115%"/>
      <style:text-properties officeooo:rsid="000345ab" officeooo:paragraph-rsid="000345ab"/>
    </style:style>
    <style:style style:name="P7" style:family="paragraph" style:parent-style-name="Text_20_body" style:list-style-name="L3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8" style:family="paragraph" style:parent-style-name="Text_20_body" style:list-style-name="L4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9" style:family="paragraph" style:parent-style-name="Text_20_body" style:list-style-name="L3">
      <style:paragraph-properties fo:margin-left="0in" fo:margin-right="0in" fo:line-height="115%" fo:text-indent="0in" style:auto-text-indent="false"/>
    </style:style>
    <style:style style:name="P10" style:family="paragraph" style:parent-style-name="Text_20_body" style:list-style-name="L4">
      <style:paragraph-properties fo:margin-left="0in" fo:margin-right="0in" fo:line-height="115%" fo:text-indent="0in" style:auto-text-indent="false"/>
    </style:style>
    <style:style style:name="T1" style:family="text">
      <style:text-properties officeooo:rsid="000345ab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 text:display-levels="2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ack Wilburn</text:p>
      <text:p text:style-name="P3">Assignment 1</text:p>
      <text:p text:style-name="P3"/>
      <text:h text:style-name="P2" text:outline-level="4"><text:span text:style-name="T1">Chapter 1 material</text:span></text:h>
      <text:list xml:id="list624214077" text:style-name="L6">
        <text:list-item>
          <text:p text:style-name="P5">How many records does this file contain? How many fields are there per record? </text:p>
          <text:list>
            <text:list-item>
              <text:p text:style-name="P6">There are seven records (one for each project) in this file and there are five fields (PROJECT_CODE, PROJECT_MANAGERS, MANAGER_PHONE, MANAGER_ADDRESS, <text:s/>MANAGER_PHONE, and PROJECT_BID_PRICE) per record</text:p>
            </text:list-item>
          </text:list>
        </text:list-item>
        <text:list-item>
          <text:p text:style-name="P5">What problem would you encounter if you wanted to produce a listing by city? How would you solve this problem by introducing additional files (tables)? </text:p>
          <text:list>
            <text:list-item>
              <text:p text:style-name="P6">If you were trying to list by city </text:p>
            </text:list-item>
          </text:list>
        </text:list-item>
        <text:list-item>
          <text:p text:style-name="P5">If you wanted to produce a listing of the file contents by last name, area code, city, state, or zip code, how would you alter the file structure? </text:p>
        </text:list-item>
        <text:list-item>
          <text:p text:style-name="P4">What data redundancies do you detect? How could those redundancies lead to problems? </text:p>
        </text:list-item>
        <text:list-item>
          <text:p text:style-name="P5">Identify and discuss the serious data redundancy problems exhibited by the file structure shown. </text:p>
        </text:list-item>
        <text:list-item>
          <text:p text:style-name="P4">Looking at the EMP_NAME and EMP_PHONE contents in this figure, what change(s) would you recommend to the file structure? </text:p>
        </text:list-item>
      </text:list>
      <text:h text:style-name="P1" text:outline-level="4">Chapter 2 material</text:h>
      <text:list xml:id="list943401434" text:style-name="L3">
        <text:list-item>
          <text:p text:style-name="P7">Write the business rule(s) that govern the relationship between AGENT and CUSTOMER. </text:p>
        </text:list-item>
        <text:list-item>
          <text:p text:style-name="P9">Given the business rule(s) you wrote in Problem 1, create the basic crow's foot ERD. </text:p>
        </text:list-item>
      </text:list>
      <text:list xml:id="list2609112280" text:style-name="L4">
        <text:list-item>
          <text:p text:style-name="P8">Identify each relationship type in the figure and write all of the business rules. </text:p>
        </text:list-item>
        <text:list-item>
          <text:p text:style-name="P8">Create the basic crow's foot ERD for Tiny College. </text:p>
        </text:list-item>
        <text:list-item>
          <text:p text:style-name="P8">United Broke Artists (UBA) is a broker for not-so-famous artists. UBA maintains a small database to track painters, paintings, and galleries. A painting is created by a particular artist and then exhibited in a particular gallery. A gallery can exhibit many paintings, but each painting can be exhibited in only one gallery. Similarly, a painting is created by a single painter, but each painter can create many paintings. Using PAINTER, PAINTING, and GALLERY, in terms of a relational database: </text:p>
          <text:list>
            <text:list-item>
              <text:p text:style-name="P8">What tables would you create, and what would the table components be? </text:p>
            </text:list-item>
            <text:list-item>
              <text:p text:style-name="P8">How might the (independent) tables be related to one another? </text:p>
            </text:list-item>
          </text:list>
        </text:list-item>
        <text:list-item>
          <text:p text:style-name="P8">Create a crow's foot ERD to include the following business rules for the ProdCo company: </text:p>
          <text:list>
            <text:list-item>
              <text:p text:style-name="P8">each sales representative writes many invoices; </text:p>
            </text:list-item>
            <text:list-item>
              <text:p text:style-name="P8">each invoice is written by one sales representative; </text:p>
            </text:list-item>
            <text:list-item>
              <text:p text:style-name="P8">each sales representative is assigned to one department; </text:p>
            </text:list-item>
            <text:list-item>
              <text:p text:style-name="P8">each department has many sales representatives; </text:p>
            </text:list-item>
            <text:list-item>
              <text:p text:style-name="P8">each customer can generate many invoices; </text:p>
            </text:list-item>
            <text:list-item>
              <text:p text:style-name="P10">each invoice is generated by one customer. 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6:10:05.965745152</meta:creation-date>
    <dc:date>2018-08-30T16:22:43.836540941</dc:date>
    <meta:editing-duration>PT2M27S</meta:editing-duration>
    <meta:editing-cycles>1</meta:editing-cycles>
    <meta:generator>LibreOffice/6.1.0.3$MacOSX_X86_64 LibreOffice_project/efb621ed25068d70781dc026f7e9c5187a4decd1</meta:generator>
    <meta:document-statistic meta:table-count="0" meta:image-count="0" meta:object-count="0" meta:page-count="1" meta:paragraph-count="26" meta:word-count="385" meta:character-count="2326" meta:non-whitespace-character-count="1967"/>
  </office:meta>
</office:document-meta>
</file>